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92e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REATE TABLE Cust_address </text:p>
      <text:p text:style-name="Standard">(</text:p>
      <text:p text:style-name="Standard"><text:s text:c="4"/>order_id integer primary key,</text:p>
      <text:p text:style-name="Standard"><text:s text:c="4"/>address<text:tab/>varchar(300)</text:p>
      <text:p text:style-name="Standard">);</text:p>
      <text:p text:style-name="Standard"/>
      <text:p text:style-name="Standard">INSERT INTO Cust_address (order_id,address) VALUES ('1', '3 kings road london');</text:p>
      <text:p text:style-name="Standard">INSERT INTO Cust_address (order_id,address) VALUES ('2', '3 kings road london');</text:p>
      <text:p text:style-name="Standard">INSERT INTO Cust_address (order_id,address) VALUES ('3', '9479 the crescent london');</text:p>
      <text:p text:style-name="Standard">INSERT INTO Cust_address (order_id,address) VALUES ('4', 'oad no 102 washington dc');</text:p>
      <text:p text:style-name="Standard"/>
      <text:p text:style-name="Standard"/>
      <text:p text:style-name="Standard"/>
      <text:p text:style-name="Standard">CREATE TABLE Customers </text:p>
      <text:p text:style-name="Standard">(</text:p>
      <text:p text:style-name="Standard"><text:s text:c="4"/>customer_id<text:tab/> integer primary key,</text:p>
      <text:p text:style-name="Standard"><text:s text:c="4"/>first_name<text:tab/>varchar(300),</text:p>
      <text:p text:style-name="Standard"><text:s text:c="4"/>last_name<text:tab/><text:tab/>varchar(300),</text:p>
      <text:p text:style-name="Standard"><text:s text:c="4"/>age<text:tab/>varchar(300),</text:p>
      <text:p text:style-name="Standard"><text:s text:c="4"/>country<text:tab/>varchar(300)</text:p>
      <text:p text:style-name="Standard">);</text:p>
      <text:p text:style-name="Standard"/>
      <text:p text:style-name="Standard">INSERT INTO Customers (customer_id<text:tab/>,first_name,last_name<text:tab/>,age,country) VALUES ('1', 'john', 'toe', '31', 'USA');</text:p>
      <text:p text:style-name="Standard">INSERT INTO Customers (customer_id<text:tab/>,first_name,last_name<text:tab/>,age,country) VALUES ('2', 'Robert', 'Luna', '21', 'USA');</text:p>
      <text:p text:style-name="Standard">INSERT INTO Customers (customer_id<text:tab/>,first_name,last_name<text:tab/>,age,country) VALUES ('3', 'David', 'Robinson', '26', 'UK');</text:p>
      <text:p text:style-name="Standard">INSERT INTO Customers (customer_id<text:tab/>,first_name,last_name<text:tab/>,age,country) VALUES ('4', 'John', 'Reinhardt', '18', 'UK');</text:p>
      <text:p text:style-name="Standard">INSERT INTO Customers (customer_id<text:tab/>,first_name,last_name<text:tab/>,age,country) VALUES ('5', 'Betty', 'Doe', '22', 'UAE');</text:p>
      <text:p text:style-name="Standard"/>
      <text:p text:style-name="Standard"/>
      <text:p text:style-name="Standard"/>
      <text:p text:style-name="Standard"/>
      <text:p text:style-name="Standard">CREATE TABLE Orders </text:p>
      <text:p text:style-name="Standard">(</text:p>
      <text:p text:style-name="Standard"><text:s text:c="4"/>order_id integer primary key,</text:p>
      <text:p text:style-name="Standard"><text:s text:c="4"/>item<text:tab/>varchar(300),</text:p>
      <text:p text:style-name="Standard"><text:s text:c="4"/>amount<text:tab/>varchar(300),</text:p>
      <text:p text:style-name="Standard"><text:s text:c="4"/>customer_id <text:s text:c="2"/><text:span text:style-name="T1">integer</text:span></text:p>
      <text:p text:style-name="Standard">);</text:p>
      <text:p text:style-name="Standard"/>
      <text:p text:style-name="Standard">INSERT INTO Orders (order_id,item,amount,customer_id) VALUES ('1', 'Keyboard', '400', '4');</text:p>
      <text:p text:style-name="Standard">INSERT INTO Orders (order_id,item,amount,customer_id) VALUES ('2', 'Mouse', '300', '4');</text:p>
      <text:p text:style-name="Standard">INSERT INTO Orders (order_id,item,amount,customer_id) VALUES ('3', 'Monitor', '12000', '3');</text:p>
      <text:p text:style-name="Standard">INSERT INTO Orders (order_id,item,amount,customer_id) VALUES ('4', 'Keyboard', '400', '1');</text:p>
      <text:p text:style-name="Standard">INSERT INTO Orders (order_id,item,amount,customer_id) VALUES ('5', 'Mousepad', '250', '2');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CREATE TABLE Customers </text:p>
      <text:p text:style-name="Standard">(</text:p>
      <text:p text:style-name="Standard"><text:s text:c="4"/>shippings_id integer primary key,</text:p>
      <text:p text:style-name="Standard"><text:s text:c="4"/>status<text:tab/>varchar(300),</text:p>
      <text:p text:style-name="Standard"><text:s text:c="4"/>customer_id<text:tab/>integer</text:p>
      <text:p text:style-name="Standard">);</text:p>
      <text:p text:style-name="Standard"/>
      <text:p text:style-name="Standard">INSERT INTO Customers (shippings_id,status,customer) VALUES ('1', 'pending', 'USA');</text:p>
      <text:p text:style-name="Standard">INSERT INTO Customers (shippings_id,status,customer) VALUES ('2', 'pending', 'USA');</text:p>
      <text:p text:style-name="Standard">INSERT INTO Customers (shippings_id,status,customer) VALUES ('3', 'delivered', 'UK');</text:p>
      <text:p text:style-name="Standard">INSERT INTO Customers (shippings_id,status,customer) VALUES ('4', 'delivered', 'UK');</text:p>
      <text:p text:style-name="Standard">INSERT INTO Customers (shippings_id,status,customer) VALUES ('5', 'pending', 'UAE'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0:11:35.490552215</meta:creation-date>
    <dc:date>2022-07-13T10:16:35.817479167</dc:date>
    <meta:editing-duration>PT5M</meta:editing-duration>
    <meta:editing-cycles>1</meta:editing-cycles>
    <meta:document-statistic meta:table-count="0" meta:image-count="0" meta:object-count="0" meta:page-count="2" meta:paragraph-count="45" meta:word-count="242" meta:character-count="2266" meta:non-whitespace-character-count="2005"/>
    <meta:generator>LibreOffice/6.4.7.2$Linux_X86_64 LibreOffice_project/40$Build-2</meta:generator>
  </office:meta>
</office:document-meta>
</file>